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CEC000009B1E97D7D83EDCB680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DFen presentation test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DFen presentation test 2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getal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getal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7:13:03.351000000</meta:creation-date>
    <meta:editing-duration>PT57S</meta:editing-duration>
    <meta:editing-cycles>2</meta:editing-cycles>
    <meta:generator>LibreOffice/5.3.0.3$Windows_X86_64 LibreOffice_project/7074905676c47b82bbcfbea1aeefc84afe1c50e1</meta:generator>
    <dc:date>2017-03-14T17:13:59.961000000</dc:date>
    <meta:document-statistic meta:object-count="3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